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text-position="sub 58%" fo:font-family="Arial" style:font-style-name="Normal" style:font-family-generic="swiss" style:font-pitch="variable" fo:font-size="10.5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" style:family="text">
      <style:text-properties fo:font-size="10.5pt"/>
    </style:style>
    <style:style style:name="T4" style:family="text">
      <style:text-properties style:text-position="sub 58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094cm" svg:y="0.721cm">
          <text:p/>
        </draw:rect>
        <draw:g>
          <draw:circle draw:style-name="gr2" draw:text-style-name="P2" draw:layer="layout" svg:width="-0.301cm" svg:height="-0.302cm" svg:x="3.808cm" svg:y="1.175cm" draw:kind="arc" draw:start-angle="178.71" draw:end-angle="0.34">
            <text:p/>
          </draw:circle>
          <draw:circle draw:style-name="gr2" draw:text-style-name="P2" draw:layer="layout" svg:width="-0.302cm" svg:height="-0.302cm" svg:x="4.107cm" svg:y="1.172cm" draw:kind="arc" draw:start-angle="178.71" draw:end-angle="0.34">
            <text:p/>
          </draw:circle>
          <draw:circle draw:style-name="gr2" draw:text-style-name="P2" draw:layer="layout" svg:width="-0.301cm" svg:height="-0.302cm" svg:x="4.407cm" svg:y="1.175cm" draw:kind="arc" draw:start-angle="178.71" draw:end-angle="0.34">
            <text:p/>
          </draw:circle>
          <draw:circle draw:style-name="gr2" draw:text-style-name="P2" draw:layer="layout" svg:width="-0.302cm" svg:height="-0.302cm" svg:x="3.509cm" svg:y="1.172cm" draw:kind="arc" draw:start-angle="178.71" draw:end-angle="0.34">
            <text:p/>
          </draw:circle>
          <draw:circle draw:style-name="gr2" draw:text-style-name="P2" draw:layer="layout" svg:width="-0.302cm" svg:height="-0.302cm" svg:x="3.21cm" svg:y="1.172cm" draw:kind="arc" draw:start-angle="178.71" draw:end-angle="0.34">
            <text:p/>
          </draw:circle>
          <draw:line draw:style-name="gr3" draw:text-style-name="P2" draw:layer="layout" svg:x1="4.409cm" svg:y1="1.043cm" svg:x2="2.913cm" svg:y2="1.043cm">
            <text:p/>
          </draw:line>
        </draw:g>
        <draw:rect draw:style-name="gr1" draw:text-style-name="P1" draw:layer="layout" svg:width="0.585cm" svg:height="1.475cm" svg:x="5.252cm" svg:y="2.263cm">
          <text:p/>
        </draw:rect>
        <draw:g>
          <draw:circle draw:style-name="gr2" draw:text-style-name="P2" draw:layer="layout" svg:width="0.301cm" svg:height="0.302cm" draw:transform="rotate (-1.57079632679579) translate (6.65cm 2.856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6.647cm 2.557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6.65cm 2.25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6.647cm 3.155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6.647cm 3.454cm)" draw:kind="arc" draw:start-angle="178.71" draw:end-angle="0.34">
            <text:p/>
          </draw:circle>
          <draw:line draw:style-name="gr3" draw:text-style-name="P2" draw:layer="layout" svg:x1="6.518cm" svg:y1="2.255cm" svg:x2="6.518cm" svg:y2="3.751cm">
            <text:p/>
          </draw:line>
        </draw:g>
        <draw:frame draw:style-name="gr4" draw:text-style-name="P3" draw:layer="layout" svg:width="0.968cm" svg:height="0.784cm" svg:x="6.539cm" svg:y="3.23cm">
          <draw:text-box>
            <text:p><text:span text:style-name="T1">jX</text:span><text:span text:style-name="T2">φ</text:span></text:p>
          </draw:text-box>
        </draw:frame>
        <draw:line draw:style-name="gr5" draw:text-style-name="P4" draw:layer="layout" svg:x1="8.083cm" svg:y1="1.051cm" svg:x2="4.399cm" svg:y2="1.036cm">
          <text:p/>
        </draw:line>
        <draw:line draw:style-name="gr5" draw:text-style-name="P4" draw:layer="layout" svg:x1="2.922cm" svg:y1="1.007cm" svg:x2="2.607cm" svg:y2="0.986cm">
          <text:p/>
        </draw:line>
        <draw:line draw:style-name="gr5" draw:text-style-name="P4" draw:layer="layout" svg:x1="0.508cm" svg:y1="0.955cm" svg:x2="1.094cm" svg:y2="0.956cm">
          <text:p/>
        </draw:line>
        <draw:line draw:style-name="gr5" draw:text-style-name="P4" draw:layer="layout" svg:x1="8.138cm" svg:y1="4.064cm" svg:x2="0.538cm" svg:y2="4.104cm">
          <text:p/>
        </draw:line>
        <draw:line draw:style-name="gr5" draw:text-style-name="P4" draw:layer="layout" svg:x1="5.516cm" svg:y1="3.728cm" svg:x2="5.516cm" svg:y2="4.094cm">
          <text:p/>
        </draw:line>
        <draw:line draw:style-name="gr5" draw:text-style-name="P4" draw:layer="layout" svg:x1="6.461cm" svg:y1="3.758cm" svg:x2="6.461cm" svg:y2="4.073cm">
          <text:p/>
        </draw:line>
        <draw:line draw:style-name="gr5" draw:text-style-name="P4" draw:layer="layout" svg:x1="6.492cm" svg:y1="2.265cm" svg:x2="6.492cm" svg:y2="2.051cm">
          <text:p/>
        </draw:line>
        <draw:line draw:style-name="gr5" draw:text-style-name="P4" draw:layer="layout" svg:x1="5.516cm" svg:y1="2.234cm" svg:x2="5.516cm" svg:y2="2.031cm">
          <text:p/>
        </draw:line>
        <draw:line draw:style-name="gr5" draw:text-style-name="P4" draw:layer="layout" svg:x1="6.492cm" svg:y1="2.051cm" svg:x2="5.516cm" svg:y2="2.051cm">
          <text:p/>
        </draw:line>
        <draw:line draw:style-name="gr5" draw:text-style-name="P4" draw:layer="layout" svg:x1="5.964cm" svg:y1="2.051cm" svg:x2="5.964cm" svg:y2="1.056cm">
          <text:p/>
        </draw:line>
        <draw:frame draw:style-name="gr4" draw:text-style-name="P5" draw:layer="layout" svg:width="0.947cm" svg:height="0.784cm" svg:x="3.23cm" svg:y="1.115cm">
          <draw:text-box>
            <text:p><text:span text:style-name="T3">jX</text:span><text:span text:style-name="T4">1</text:span></text:p>
          </draw:text-box>
        </draw:frame>
        <draw:frame draw:style-name="gr4" draw:text-style-name="P5" draw:layer="layout" svg:width="0.888cm" svg:height="0.784cm" svg:x="1.402cm" svg:y="1.219cm">
          <draw:text-box>
            <text:p><text:span text:style-name="T3">R</text:span><text:span text:style-name="T4">1</text:span></text:p>
          </draw:text-box>
        </draw:frame>
        <draw:frame draw:style-name="gr4" draw:text-style-name="P5" draw:layer="layout" svg:width="0.858cm" svg:height="0.784cm" svg:x="4.294cm" svg:y="3.198cm">
          <draw:text-box>
            <text:p><text:span text:style-name="T3">X</text:span><text:span text:style-name="T4">c</text:span></text:p>
          </draw:text-box>
        </draw:frame>
        <draw:line draw:style-name="gr6" draw:text-style-name="P4" draw:layer="layout" svg:x1="3.779cm" svg:y1="0.64cm" svg:x2="5.221cm" svg:y2="0.67cm">
          <text:p/>
        </draw:line>
        <draw:line draw:style-name="gr6" draw:text-style-name="P4" draw:layer="layout" svg:x1="7.04cm" svg:y1="0.772cm" svg:x2="7.985cm" svg:y2="0.752cm">
          <text:p/>
        </draw:line>
        <draw:line draw:style-name="gr6" draw:text-style-name="P4" draw:layer="layout" svg:x1="5.649cm" svg:y1="1.269cm" svg:x2="5.699cm" svg:y2="1.95cm">
          <text:p/>
        </draw:line>
        <draw:frame draw:style-name="gr7" draw:layer="layout" svg:width="0.587cm" svg:height="0.602cm" svg:x="5.102cm" svg:y="0.3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595cm" svg:height="0.693cm" svg:x="6.441cm" svg:y="0.27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8cm" svg:height="0.584cm" svg:x="6.001cm" svg:y="1.2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68cm" svg:height="0.602cm" svg:x="0.62cm" svg:y="2.3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676cm" svg:height="0.602cm" svg:x="7.655cm" svg:y="2.15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875cm" svg:height="0.962cm" svg:x="0.477cm" svg:y="1.361cm">
          <draw:text-box>
            <text:p>+</text:p>
          </draw:text-box>
        </draw:frame>
        <draw:frame draw:style-name="gr8" draw:layer="layout" svg:width="0.304cm" svg:height="0.962cm" svg:x="0.762cm" svg:y="2.936cm">
          <draw:text-box>
            <text:p>-</text:p>
          </draw:text-box>
        </draw:frame>
        <draw:frame draw:style-name="gr9" draw:layer="layout" svg:width="0.875cm" svg:height="1.02cm" svg:x="7.63cm" svg:y="1.235cm">
          <draw:text-box>
            <text:p>+</text:p>
          </draw:text-box>
        </draw:frame>
        <draw:frame draw:style-name="gr4" draw:layer="layout" svg:width="0.714cm" svg:height="0.962cm" svg:x="7.63cm" svg:y="2.804cm">
          <draw:text-box>
            <text:p>-</text:p>
          </draw:text-box>
        </draw:frame>
        <draw:line draw:style-name="gr6" draw:text-style-name="P4" draw:layer="layout" svg:x1="4.805cm" svg:y1="2.021cm" svg:x2="4.795cm" svg:y2="3.241cm">
          <text:p/>
        </draw:line>
        <draw:line draw:style-name="gr6" draw:text-style-name="P4" draw:layer="layout" svg:x1="6.858cm" svg:y1="2.032cm" svg:x2="6.858cm" svg:y2="3.2cm">
          <text:p/>
        </draw:line>
        <draw:frame draw:style-name="gr7" draw:layer="layout" svg:width="0.582cm" svg:height="0.602cm" svg:x="4.175cm" svg:y="2.1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0.671cm" svg:height="0.602cm" svg:x="6.878cm" svg:y="2.161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3-17T16:08:19</meta:creation-date>
    <dc:date>2011-03-18T18:19:21</dc:date>
    <dc:creator>khalid khan</dc:creator>
    <meta:editing-duration>PT00H52M03S</meta:editing-duration>
    <meta:editing-cycles>6</meta:editing-cycles>
    <meta:generator>OpenOffice.org/3.1$Linux OpenOffice.org_project/310m19$Build-9420</meta:generator>
    <meta:document-statistic meta:object-count="4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I</math:mi>
            <math:mn>2</math:mn>
            <math:mi>'</math:mi>
          </math:msubsup>
          <math:mo math:stretchy="false">ˆ</math:mo>
        </math:mover>
      </math:mrow>
    </math:mstyle>
    <math:annotation math:encoding="StarMath 5.0">bold hat I_2^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o math:stretchy="false">ϕ</math:mo>
          </math:msub>
          <math:mo math:stretchy="false">ˆ</math:mo>
        </math:mover>
      </math:mrow>
    </math:mstyle>
    <math:annotation math:encoding="StarMath 5.0">bold hat I_%varph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i>c</math:mi>
          </math:msub>
          <math:mo math:stretchy="false">ˆ</math:mo>
        </math:mover>
      </math:mrow>
    </math:mstyle>
    <math:annotation math:encoding="StarMath 5.0">bold hat I_c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i>m</math:mi>
          </math:msub>
          <math:mo math:stretchy="false">ˆ</math:mo>
        </math:mover>
      </math:mrow>
    </math:mstyle>
    <math:annotation math:encoding="StarMath 5.0">bold hat I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E</math:mi>
            <math:mn>1</math:mn>
          </math:msub>
          <math:mo math:stretchy="false">ˆ</math:mo>
        </math:mover>
      </math:mrow>
    </math:mstyle>
    <math:annotation math:encoding="StarMath 5.0">bold hat E_1</math:annotation>
  </math:semantics>
</math:math>
</file>